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42cm" fo:margin-left="0cm" table:align="left" style:may-break-between-rows="true" style:writing-mode="lr-tb"/>
    </style:style>
    <style:style style:name="Table1.A" style:family="table-column">
      <style:table-column-properties style:column-width="10.391cm"/>
    </style:style>
    <style:style style:name="Table1.B" style:family="table-column">
      <style:table-column-properties style:column-width="1.82cm"/>
    </style:style>
    <style:style style:name="Table1.C" style:family="table-column">
      <style:table-column-properties style:column-width="5.33cm"/>
    </style:style>
    <style:style style:name="Table1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center">
        <style:background-image/>
      </style:table-cell-properties>
    </style:style>
    <style:style style:name="Table1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center">
        <style:background-image/>
      </style:table-cell-properties>
    </style:style>
    <style:style style:name="Table1.B6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none" fo:border-bottom="0.035cm solid #000000" fo:vertical-align="center">
        <style:background-image/>
      </style:table-cell-properties>
    </style:style>
    <style:style style:name="Table1.A8" style:family="table-cell">
      <style:table-cell-properties fo:background-color="#ffffff" fo:padding-left="0.097cm" fo:padding-right="0.097cm" fo:padding-top="0cm" fo:padding-bottom="0cm" fo:border="0.002cm solid #000000" fo:vertical-align="center">
        <style:background-image/>
      </style:table-cell-properties>
    </style:style>
    <style:style style:name="Table2" style:family="table">
      <style:table-properties style:width="17.582cm" fo:margin-left="0cm" table:align="left" style:may-break-between-rows="true" style:writing-mode="lr-tb"/>
    </style:style>
    <style:style style:name="Table2.A" style:family="table-column">
      <style:table-column-properties style:column-width="15.185cm"/>
    </style:style>
    <style:style style:name="Table2.B" style:family="table-column">
      <style:table-column-properties style:column-width="2.397cm"/>
    </style:style>
    <style:style style:name="Table2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2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3" style:family="table">
      <style:table-properties style:width="17.565cm" fo:margin-left="0cm" table:align="left" style:may-break-between-rows="true" style:writing-mode="lr-tb"/>
    </style:style>
    <style:style style:name="Table3.A" style:family="table-column">
      <style:table-column-properties style:column-width="15.208cm"/>
    </style:style>
    <style:style style:name="Table3.B" style:family="table-column">
      <style:table-column-properties style:column-width="2.357cm"/>
    </style:style>
    <style:style style:name="Table3.A1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35cm solid #000000" fo:border-bottom="0.035cm solid #000000" fo:vertical-align="top">
        <style:background-image/>
      </style:table-cell-properties>
    </style:style>
    <style:style style:name="Table3.A2" style:family="table-cell">
      <style:table-cell-properties fo:background-color="#ffffff" fo:padding-left="0.097cm" fo:padding-right="0.097cm" fo:padding-top="0cm" fo:padding-bottom="0cm" fo:border-left="0.002cm solid #000000" fo:border-right="0.002cm solid #000000" fo:border-top="0.002cm solid #000000" fo:border-bottom="0.035cm solid #000000" fo:vertical-align="top">
        <style:background-image/>
      </style:table-cell-properties>
    </style:style>
    <style:style style:name="Table4" style:family="table">
      <style:table-properties style:width="17.582cm" fo:margin-left="0cm" table:align="left" style:may-break-between-rows="true" style:writing-mode="lr-tb"/>
    </style:style>
    <style:style style:name="Table4.A" style:family="table-column">
      <style:table-column-properties style:column-width="12.388cm"/>
    </style:style>
    <style:style style:name="Table4.B" style:family="table-column">
      <style:table-column-properties style:column-width="5.195cm"/>
    </style:style>
    <style:style style:name="Table4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Table5" style:family="table">
      <style:table-properties style:width="17.582cm" fo:margin-left="0cm" table:align="left" style:may-break-between-rows="true" style:writing-mode="lr-tb"/>
    </style:style>
    <style:style style:name="Table5.A" style:family="table-column">
      <style:table-column-properties style:column-width="12.388cm"/>
    </style:style>
    <style:style style:name="Table5.B" style:family="table-column">
      <style:table-column-properties style:column-width="5.195cm"/>
    </style:style>
    <style:style style:name="Table5.A1" style:family="table-cell">
      <style:table-cell-properties fo:background-color="#ffffff" fo:padding-left="0.097cm" fo:padding-right="0.097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font-weight="normal" fo:background-color="#ffff00" style:font-name-asian="Times New Roman" style:font-name-complex="Times New Roman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language="en" fo:country="GB" fo:font-weight="normal" fo:background-color="transparent" style:font-name-asian="Times New Roman" style:font-name-complex="Times New Roman1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font-weight="normal" fo:background-color="transparent" style:font-name-asian="Calibri1" style:font-size-asian="14pt" style:font-name-complex="Times New Roman1" style:font-size-complex="14pt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4pt" fo:font-weight="normal" fo:background-color="transparent" style:font-name-asian="Times New Roman" style:font-size-asian="14pt" style:font-name-complex="Times New Roman1" style:font-size-complex="14pt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0pt" fo:font-weight="normal" fo:background-color="transparent" style:font-name-asian="Calibri1" style:font-size-asian="10pt" style:font-name-complex="Times New Roman1" style:font-size-complex="10pt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0pt" fo:font-weight="normal" fo:background-color="transparent" style:font-name-asian="Times New Roman" style:font-size-asian="10pt" style:font-name-complex="Times New Roman1" style:font-size-complex="10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Times New Roman1" fo:language="en" fo:country="GB" style:font-name-complex="Times New Roman1"/>
    </style:style>
    <style:style style:name="P11" style:family="paragraph" style:parent-style-name="Standard">
      <style:paragraph-properties fo:margin-top="0.423cm" fo:margin-bottom="0.212cm" fo:line-height="100%" fo:text-align="center" style:justify-single-word="false"/>
      <style:text-properties style:use-window-font-color="true" style:font-name="Arial" fo:font-size="22pt" fo:font-weight="bold" fo:background-color="transparent" style:font-name-asian="Arial" style:font-name-complex="Arial"/>
    </style:style>
    <style:style style:name="P12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Arial" fo:font-size="14pt" fo:font-weight="bold" fo:background-color="transparent" style:font-name-asian="Arial" style:font-name-complex="Arial"/>
    </style:style>
    <style:style style:name="P13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Arial" fo:font-size="14pt" fo:font-style="italic" fo:font-weight="bold" fo:background-color="transparent" style:font-name-asian="Arial" style:font-name-complex="Arial"/>
    </style:style>
    <style:style style:name="P14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15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Courier New" fo:font-size="12pt" fo:font-weight="normal" fo:background-color="transparent" style:font-name-asian="Courier New" style:font-name-complex="Courier New"/>
    </style:style>
    <style:style style:name="P16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4pt" fo:language="en" fo:country="GB" fo:font-weight="normal" fo:background-color="transparent" style:font-name-asian="Times New Roman" style:font-name-complex="Times New Roman1"/>
    </style:style>
    <style:style style:name="P17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4pt" fo:font-weight="normal" fo:background-color="transparent" style:font-name-asian="Calibri1" style:font-size-asian="14pt" style:font-name-complex="Times New Roman1" style:font-size-complex="14pt"/>
    </style:style>
    <style:style style:name="P18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4pt" fo:font-weight="normal" fo:background-color="transparent" style:font-name-asian="Calibri1" style:font-size-asian="14pt" style:font-name-complex="Times New Roman1" style:font-size-complex="14pt" style:language-complex="he" style:country-complex="IL"/>
    </style:style>
    <style:style style:name="P19" style:family="paragraph" style:parent-style-name="Standard">
      <style:paragraph-properties fo:margin-top="0cm" fo:margin-bottom="0.353cm" fo:line-height="115%" fo:text-align="start" style:justify-single-word="false"/>
      <style:text-properties style:use-window-font-color="true" style:font-name="Times New Roman1" fo:font-size="10pt" fo:font-weight="normal" fo:background-color="transparent" style:font-name-asian="Calibri1" style:font-size-asian="10pt" style:font-name-complex="Times New Roman1" style:font-size-complex="10pt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Times New Roman1" fo:font-size="10pt" fo:font-weight="normal" fo:background-color="transparent" style:font-name-asian="Calibri1" style:font-size-asian="10pt" style:font-name-complex="Times New Roman1" style:font-size-complex="10pt"/>
    </style:style>
    <style:style style:name="T1" style:family="text">
      <style:text-properties style:use-window-font-color="true" style:font-name="Times New Roman" fo:font-size="14pt" fo:font-weight="normal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14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3" style:family="text"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T4" style:family="text">
      <style:text-properties style:use-window-font-color="true" style:font-name="Times New Roman" fo:font-size="14pt" fo:font-style="normal" style:text-underline-style="none" fo:font-weight="normal" style:text-underline-mode="continuous" style:text-overline-mode="continuous" style:text-line-through-mode="continuous" fo:background-color="transparent" style:font-name-asian="Times New Roman" style:font-style-asian="normal" style:font-name-complex="Times New Roman" style:font-style-complex="normal"/>
    </style:style>
    <style:style style:name="T5" style:family="text">
      <style:text-properties style:use-window-font-color="true" style:font-name="Times New Roman" fo:font-size="14pt" style:text-underline-style="none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6" style:family="text">
      <style:text-properties style:use-window-font-color="true" fo:font-size="14pt" fo:font-weight="normal" fo:background-color="transparent" style:font-name-asian="Times New Roman"/>
    </style:style>
    <style:style style:name="T7" style:family="text">
      <style:text-properties style:use-window-font-color="true" fo:font-size="14pt" fo:font-weight="normal" fo:background-color="#ff3366" style:font-name-asian="Times New Roman"/>
    </style:style>
    <style:style style:name="T8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martPropoPlus</text:p>
      <text:p text:style-name="P12">Version 3.3.9</text:p>
      <text:p text:style-name="P13">Goal:</text:p>
      <text:p text:style-name="P15">Bug fixes, simplify installation</text:p>
      <text:p text:style-name="P13">List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Vista/W7: Support all sample rates </text:p>
          </table:table-cell>
          <table:table-cell table:style-name="Table1.A1" office:value-type="string">
            <text:p text:style-name="P6">Done</text:p>
          </table:table-cell>
          <table:table-cell table:style-name="Table1.A1" office:value-type="string">
            <text:p text:style-name="P8">At revision: 146</text:p>
          </table:table-cell>
        </table:table-row>
        <table:table-row>
          <table:table-cell table:style-name="Table1.A2" office:value-type="string">
            <text:p text:style-name="P5">Change version number</text:p>
          </table:table-cell>
          <table:table-cell table:style-name="Table1.A2" office:value-type="string">
            <text:p text:style-name="P6">Done</text:p>
          </table:table-cell>
          <table:table-cell table:style-name="Table1.A2" office:value-type="string">
            <text:p text:style-name="P8">At revision: 168</text:p>
          </table:table-cell>
        </table:table-row>
        <table:table-row>
          <table:table-cell table:style-name="Table1.A2" office:value-type="string">
            <text:p text:style-name="P5">Clean memory leaks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5">Unify XP/Vista/Win7 versions</text:p>
          </table:table-cell>
          <table:table-cell table:style-name="Table1.A2" office:value-type="string">
            <text:p text:style-name="P6">Fixed</text:p>
          </table:table-cell>
          <table:table-cell table:style-name="Table1.A2" office:value-type="string">
            <text:p text:style-name="P8"/>
          </table:table-cell>
        </table:table-row>
        <table:table-row>
          <table:table-cell table:style-name="Table1.A2" table:number-rows-spanned="2" office:value-type="string">
            <text:p text:style-name="P5">Support selection of sound card.</text:p>
          </table:table-cell>
          <table:table-cell table:style-name="Table1.A2" office:value-type="string">
            <text:p text:style-name="P7">For XP</text:p>
          </table:table-cell>
          <table:table-cell table:style-name="Table1.A2" office:value-type="string">
            <text:p text:style-name="P9">Tag: 3.3.9-G02-MixerSwitching</text:p>
          </table:table-cell>
        </table:table-row>
        <table:table-row>
          <table:covered-table-cell/>
          <table:table-cell table:style-name="Table1.B6" office:value-type="string">
            <text:p text:style-name="P7">Vista</text:p>
          </table:table-cell>
          <table:table-cell table:style-name="Table1.B6" office:value-type="string">
            <text:p text:style-name="P9">By Default</text:p>
          </table:table-cell>
        </table:table-row>
        <table:table-row>
          <table:table-cell table:style-name="Table1.A2" office:value-type="string">
            <text:p text:style-name="P10"><text:span text:style-name="T6">Spelling: Message after 'Audio Report'- “It is on your Des</text:span><text:span text:style-name="T7">c</text:span><text:span text:style-name="T6">top”</text:span></text:p>
          </table:table-cell>
          <table:table-cell table:style-name="Table1.A2" office:value-type="string">
            <text:p text:style-name="P6">Fixed</text:p>
          </table:table-cell>
          <table:table-cell table:style-name="Table1.A2" office:value-type="string">
            <text:p text:style-name="P8">At revision: 169</text:p>
          </table:table-cell>
        </table:table-row>
        <table:table-row>
          <table:table-cell table:style-name="Table1.A8" office:value-type="string">
            <text:p text:style-name="P5">Bug: Global Memory is not created when stating GUI with PPJoy check-box unchecked.</text:p>
          </table:table-cell>
          <table:table-cell table:style-name="Table1.A8" office:value-type="string">
            <text:p text:style-name="P6">Fixed?</text:p>
          </table:table-cell>
          <table:table-cell table:style-name="Table1.A8" office:value-type="string">
            <text:p text:style-name="P8"/>
          </table:table-cell>
        </table:table-row>
        <table:table-row>
          <table:table-cell table:style-name="Table1.A2" office:value-type="string">
            <text:p text:style-name="P16">Bug: On W7: <text:s/>Balloon "Audio Source" is null text.</text:p>
          </table:table-cell>
          <table:table-cell table:style-name="Table1.A2" office:value-type="string">
            <text:p text:style-name="P17">Fixed</text:p>
          </table:table-cell>
          <table:table-cell table:style-name="Table1.A2" office:value-type="string">
            <text:p text:style-name="P19">At revision: 143</text:p>
          </table:table-cell>
        </table:table-row>
        <table:table-row>
          <table:table-cell table:style-name="Table1.B6" office:value-type="string">
            <text:p text:style-name="P16">Improve WASAPI messages: Error code &amp; message + interface name when required</text:p>
          </table:table-cell>
          <table:table-cell table:style-name="Table1.B6" office:value-type="string">
            <text:p text:style-name="P18">Done <text:span text:style-name="T8">(not Tested)</text:span></text:p>
          </table:table-cell>
          <table:table-cell table:style-name="Table1.B6" office:value-type="string">
            <text:p text:style-name="P19">At revision: 145</text:p>
          </table:table-cell>
        </table:table-row>
      </table:table>
      <text:p text:style-name="P13">Web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Update 'News'</text:p>
          </table:table-cell>
          <table:table-cell table:style-name="Table2.A1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Upload new version + RN</text:p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Acknowledgements to Matthew Morrison <text:s/>for his new filter</text:p>
          </table:table-cell>
          <table:table-cell table:style-name="Table2.A2" office:value-type="string">
            <text:p text:style-name="P4"/>
          </table:table-cell>
        </table:table-row>
      </table:table>
      <text:p text:style-name="P13">Installer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<text:span text:style-name="T1">Prevent installation of generic version unless PPJoy </text:span><text:span text:style-name="T2">already</text:span><text:span text:style-name="T4"> i</text:span><text:span text:style-name="T1">nstalled</text:span></text:p>
          </table:table-cell>
          <table:table-cell table:style-name="Table3.A1" office:value-type="string">
            <text:p text:style-name="P4"/>
          </table:table-cell>
        </table:table-row>
        <table:table-row>
          <table:table-cell table:style-name="Table3.A2" office:value-type="string">
            <text:p text:style-name="P1"><text:span text:style-name="T1">Prevent installation of FMS version unless FMS </text:span><text:span text:style-name="T2">already</text:span><text:span text:style-name="T5"> </text:span><text:span text:style-name="T1">installed</text:span></text:p>
          </table:table-cell>
          <table:table-cell table:style-name="Table3.A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2">Support Windows 7</text:p>
          </table:table-cell>
          <table:table-cell table:style-name="Table3.A2" office:value-type="string">
            <text:p text:style-name="P4"/>
          </table:table-cell>
        </table:table-row>
        <table:table-row>
          <table:table-cell table:style-name="Table3.A2" office:value-type="string">
            <text:p text:style-name="P2">Enable wiping of all registry entries on un-installation.</text:p>
          </table:table-cell>
          <table:table-cell table:style-name="Table3.A2" office:value-type="string">
            <text:p text:style-name="P4"/>
          </table:table-cell>
        </table:table-row>
      </table:table>
      <text:p text:style-name="P14"/>
      <text:p text:style-name="P12">Version 3.3.7</text:p>
      <text:p text:style-name="P13">Goal:</text:p>
      <text:p text:style-name="P1"><text:span text:style-name="T1">Add support to Walkera WK-2401 </text:span><text:span text:style-name="T3">PPM</text:span></text:p>
      <text:p text:style-name="P2">Fix minor bugs in 3.3.6</text:p>
      <text:p text:style-name="P4"><text:soft-page-break/></text:p>
      <text:p text:style-name="P13">List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Add PPM (WK-2401) to list</text:p>
          </table:table-cell>
          <table:table-cell table:style-name="Table4.A1" office:value-type="string">
            <text:p text:style-name="P3">Done</text:p>
          </table:table-cell>
        </table:table-row>
        <table:table-row>
          <table:table-cell table:style-name="Table4.A1" office:value-type="string">
            <text:p text:style-name="P2">Change version number</text:p>
          </table:table-cell>
          <table:table-cell table:style-name="Table4.A1" office:value-type="string">
            <text:p text:style-name="P3">Done</text:p>
          </table:table-cell>
        </table:table-row>
      </table:table>
      <text:p text:style-name="P4"/>
      <text:p text:style-name="P13">Web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Update 'News'</text:p>
          </table:table-cell>
          <table:table-cell table:style-name="Table5.A1" office:value-type="string">
            <text:p text:style-name="P3">Done</text:p>
          </table:table-cell>
        </table:table-row>
        <table:table-row>
          <table:table-cell table:style-name="Table5.A1" office:value-type="string">
            <text:p text:style-name="P2">Upload new version + RN</text:p>
          </table:table-cell>
          <table:table-cell table:style-name="Table5.A1" office:value-type="string">
            <text:p text:style-name="P3">Done</text:p>
          </table:table-cell>
        </table:table-row>
        <table:table-row>
          <table:table-cell table:style-name="Table5.A1" office:value-type="string">
            <text:p text:style-name="P2">Add acknowledges</text:p>
          </table:table-cell>
          <table:table-cell table:style-name="Table5.A1" office:value-type="string">
            <text:p text:style-name="P3">Done</text:p>
          </table:table-cell>
        </table:table-row>
        <table:table-row>
          <table:table-cell table:style-name="Table5.A1" office:value-type="string">
            <text:p text:style-name="P2">Inform forums including Walkera forums</text:p>
          </table:table-cell>
          <table:table-cell table:style-name="Table5.A1" office:value-type="string">
            <text:p text:style-name="P3">Done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Arial" svg:font-family="Arial"/>
    <style:font-face style:name="Calibri1" svg:font-family="Calibri"/>
    <style:font-face style:name="Courier New" svg:font-family="'Courier New'"/>
    <style:font-face style:name="Times New Roman" svg:font-family="'Times New Roman'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06-30T11:05:10.70</dc:date>
    <dc:creator>שאול איזיקוביץ</dc:creator>
    <meta:editing-duration>PT34H23M10S</meta:editing-duration>
    <meta:editing-cycles>14</meta:editing-cycles>
    <meta:generator>OpenOffice.org/3.2$Win32 OpenOffice.org_project/320m12$Build-9483</meta:generator>
    <meta:document-statistic meta:table-count="5" meta:image-count="0" meta:object-count="0" meta:page-count="2" meta:paragraph-count="57" meta:word-count="194" meta:character-count="1207"/>
  </office:meta>
</office:document-meta>
</file>